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661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GalleryFile::Phot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5" office:value-type="string">
            <text:p>Comments Role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5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EMSBadg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EMSRibben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<text:span text:style-name="T1">WebGUI::Asset::Sku::EMSTicket</text:span>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EMSToke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FlatDiscount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ThingyRecord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6"/>
          <table:table-cell table:style-name="ce4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EventManagementSys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Galler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6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5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5" office:value-type="string">
            <text:p>Keywords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office:value-type="string">
            <text:p>i18n . '3'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16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2T16:46:59</dc:date>
    <dc:creator>colink </dc:creator>
    <meta:editing-duration>PT11H37M44S</meta:editing-duration>
    <meta:editing-cycles>40</meta:editing-cycles>
    <meta:document-statistic meta:table-count="1" meta:cell-count="98" meta:object-count="0"/>
  </office:meta>
</office:document-meta>
</file>